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3e0fd9" officeooo:paragraph-rsid="053e1770"/>
    </style:style>
    <style:style style:name="P27" style:family="paragraph" style:parent-style-name="Text_20_body">
      <style:text-properties officeooo:rsid="0560542d" officeooo:paragraph-rsid="0560542d"/>
    </style:style>
    <style:style style:name="P28" style:family="paragraph" style:parent-style-name="Text_20_body">
      <style:text-properties officeooo:rsid="0562acd3" officeooo:paragraph-rsid="0562acd3"/>
    </style:style>
    <style:style style:name="P29" style:family="paragraph" style:parent-style-name="Text_20_body">
      <style:text-properties officeooo:rsid="05644a20" officeooo:paragraph-rsid="05644a20"/>
    </style:style>
    <style:style style:name="P30" style:family="paragraph" style:parent-style-name="Text_20_body">
      <style:text-properties officeooo:rsid="0564ef0e" officeooo:paragraph-rsid="0564ef0e"/>
    </style:style>
    <style:style style:name="P31" style:family="paragraph" style:parent-style-name="Text_20_body">
      <style:text-properties officeooo:rsid="056653d8" officeooo:paragraph-rsid="056a565a"/>
    </style:style>
    <style:style style:name="P32" style:family="paragraph" style:parent-style-name="Text_20_body">
      <style:text-properties officeooo:rsid="056d4eb5" officeooo:paragraph-rsid="056d4eb5"/>
    </style:style>
    <style:style style:name="P33" style:family="paragraph" style:parent-style-name="Text_20_body">
      <style:text-properties officeooo:rsid="057015ec" officeooo:paragraph-rsid="057015ec"/>
    </style:style>
    <style:style style:name="P34" style:family="paragraph" style:parent-style-name="Text_20_body">
      <style:text-properties fo:color="#000000" officeooo:rsid="057d1551" officeooo:paragraph-rsid="057d1551" fo:background-color="#ffffff"/>
    </style:style>
    <style:style style:name="P35" style:family="paragraph" style:parent-style-name="Text_20_body">
      <style:text-properties fo:color="#000000" officeooo:rsid="057db98d" officeooo:paragraph-rsid="057db98d" fo:background-color="#ffffff"/>
    </style:style>
    <style:style style:name="P36" style:family="paragraph" style:parent-style-name="Text_20_body">
      <style:text-properties officeooo:rsid="0576eefc" officeooo:paragraph-rsid="0576eefc"/>
    </style:style>
    <style:style style:name="P37" style:family="paragraph" style:parent-style-name="Text_20_body">
      <style:text-properties officeooo:rsid="0576eefc" officeooo:paragraph-rsid="0579949a"/>
    </style:style>
    <style:style style:name="P38" style:family="paragraph" style:parent-style-name="Text_20_body">
      <style:text-properties fo:font-size="12pt" officeooo:rsid="057bc263" officeooo:paragraph-rsid="057bc263" style:font-size-asian="12pt" style:font-size-complex="12pt"/>
    </style:style>
    <style:style style:name="P39" style:family="paragraph" style:parent-style-name="Text_20_body">
      <style:text-properties officeooo:rsid="057bc263" officeooo:paragraph-rsid="057bc263"/>
    </style:style>
    <style:style style:name="P40" style:family="paragraph" style:parent-style-name="Text_20_body">
      <style:text-properties officeooo:rsid="05813ff5" officeooo:paragraph-rsid="05813ff5"/>
    </style:style>
    <style:style style:name="P41" style:family="paragraph" style:parent-style-name="Text_20_body">
      <style:text-properties officeooo:rsid="0583f478" officeooo:paragraph-rsid="0583f478"/>
    </style:style>
    <style:style style:name="P42" style:family="paragraph" style:parent-style-name="Text_20_body">
      <style:text-properties officeooo:rsid="057a27cc" officeooo:paragraph-rsid="0579949a"/>
    </style:style>
    <style:style style:name="P43" style:family="paragraph" style:parent-style-name="Text_20_body">
      <style:text-properties officeooo:rsid="0589c0b2" officeooo:paragraph-rsid="0589c0b2"/>
    </style:style>
    <style:style style:name="P44" style:family="paragraph" style:parent-style-name="Text_20_body">
      <style:text-properties officeooo:rsid="058affa8" officeooo:paragraph-rsid="058affa8"/>
    </style:style>
    <style:style style:name="P45" style:family="paragraph" style:parent-style-name="Text_20_body">
      <style:text-properties officeooo:rsid="058cb8aa" officeooo:paragraph-rsid="058cb8aa"/>
    </style:style>
    <style:style style:name="P46" style:family="paragraph" style:parent-style-name="Text_20_body">
      <style:text-properties officeooo:rsid="059251cf" officeooo:paragraph-rsid="059251cf"/>
    </style:style>
    <style:style style:name="P47" style:family="paragraph" style:parent-style-name="Text_20_body">
      <style:text-properties officeooo:rsid="0594544a" officeooo:paragraph-rsid="0594544a"/>
    </style:style>
    <style:style style:name="P48" style:family="paragraph" style:parent-style-name="Text_20_body">
      <style:text-properties officeooo:rsid="05987791" officeooo:paragraph-rsid="05987791"/>
    </style:style>
    <style:style style:name="P49" style:family="paragraph" style:parent-style-name="Text_20_body">
      <style:text-properties officeooo:rsid="05987791" officeooo:paragraph-rsid="0599cb6e"/>
    </style:style>
    <style:style style:name="P50" style:family="paragraph" style:parent-style-name="Text_20_body">
      <style:text-properties officeooo:rsid="0599cb6e" officeooo:paragraph-rsid="0599cb6e"/>
    </style:style>
    <style:style style:name="P51" style:family="paragraph" style:parent-style-name="Text_20_body">
      <style:text-properties officeooo:rsid="059b994a" officeooo:paragraph-rsid="059b994a"/>
    </style:style>
    <style:style style:name="P52" style:family="paragraph" style:parent-style-name="Text_20_body">
      <style:text-properties officeooo:rsid="059ba6ea" officeooo:paragraph-rsid="059ba6ea"/>
    </style:style>
    <style:style style:name="P53" style:family="paragraph" style:parent-style-name="Heading_20_2">
      <style:text-properties officeooo:paragraph-rsid="05195e16"/>
    </style:style>
    <style:style style:name="P54" style:family="paragraph" style:parent-style-name="Heading_20_2">
      <style:text-properties officeooo:rsid="05626dc0" officeooo:paragraph-rsid="05626dc0"/>
    </style:style>
    <style:style style:name="P55" style:family="paragraph" style:parent-style-name="Heading_20_2">
      <style:text-properties officeooo:rsid="0592a8bd" officeooo:paragraph-rsid="0592a8bd"/>
    </style:style>
    <style:style style:name="P56" style:family="paragraph" style:parent-style-name="Heading_20_3">
      <style:text-properties officeooo:rsid="055df1d6" officeooo:paragraph-rsid="055df1d6"/>
    </style:style>
    <style:style style:name="P57" style:family="paragraph" style:parent-style-name="Heading_20_3">
      <style:text-properties fo:color="#000000" officeooo:rsid="05805bdd" officeooo:paragraph-rsid="05805bdd" fo:background-color="#ffffff"/>
    </style:style>
    <style:style style:name="P58" style:family="paragraph" style:parent-style-name="Text_20_body">
      <style:paragraph-properties fo:text-align="end" style:justify-single-word="false" style:writing-mode="rl-tb"/>
      <style:text-properties officeooo:rsid="056653d8" officeooo:paragraph-rsid="056653d8"/>
    </style:style>
    <style:style style:name="P59" style:family="paragraph" style:parent-style-name="Heading_20_3">
      <style:paragraph-properties style:line-height-at-least="0.198in" fo:text-align="end" style:justify-single-word="false" style:writing-mode="rl-tb"/>
      <style:text-properties fo:color="#000000" officeooo:rsid="05805bdd" officeooo:paragraph-rsid="05813ff5" fo:background-color="#ffffff"/>
    </style:style>
    <style:style style:name="P60"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61"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62"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63"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64"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65" style:family="paragraph" style:parent-style-name="Heading_20_2">
      <style:paragraph-properties style:line-height-at-least="0.198in" fo:text-align="end" style:justify-single-word="false" style:writing-mode="rl-tb"/>
      <style:text-properties fo:color="#000000" officeooo:rsid="059b994a" officeooo:paragraph-rsid="059b994a" fo:background-color="#ffffff"/>
    </style:style>
    <style:style style:name="P66"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67" style:family="paragraph" style:parent-style-name="Standard">
      <style:text-properties fo:font-size="12pt" officeooo:rsid="057a27cc" officeooo:paragraph-rsid="057a27cc" style:font-size-asian="12pt" style:font-size-complex="12pt"/>
    </style:style>
    <style:style style:name="P68"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69" style:family="paragraph" style:parent-style-name="Standard">
      <style:paragraph-properties style:line-height-at-least="0.198in" fo:text-align="start" style:justify-single-word="false" style:writing-mode="lr-tb"/>
      <style:text-properties fo:color="#000000" fo:background-color="#ffffff"/>
    </style:style>
    <style:style style:name="P70"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71"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72" style:family="paragraph" style:parent-style-name="Standard">
      <style:paragraph-properties fo:text-align="start" style:justify-single-word="false" style:writing-mode="lr-tb"/>
      <style:text-properties officeooo:rsid="056653d8" officeooo:paragraph-rsid="056653d8"/>
    </style:style>
    <style:style style:name="P73" style:family="paragraph" style:parent-style-name="Heading_20_1">
      <style:text-properties officeooo:rsid="0539cbe2" officeooo:paragraph-rsid="0539cbe2"/>
    </style:style>
    <style:style style:name="P74" style:family="paragraph" style:parent-style-name="Text_20_body" style:list-style-name="L1">
      <style:text-properties officeooo:rsid="05418f7b" officeooo:paragraph-rsid="05418f7b"/>
    </style:style>
    <style:style style:name="P75" style:family="paragraph" style:parent-style-name="Text_20_body" style:list-style-name="L2">
      <style:text-properties officeooo:rsid="0543704d" officeooo:paragraph-rsid="0543704d"/>
    </style:style>
    <style:style style:name="P76" style:family="paragraph" style:parent-style-name="Text_20_body" style:list-style-name="L3">
      <style:text-properties officeooo:rsid="05479d76" officeooo:paragraph-rsid="05479d76"/>
    </style:style>
    <style:style style:name="P77" style:family="paragraph" style:parent-style-name="Text_20_body" style:list-style-name="L4">
      <style:text-properties officeooo:rsid="0549698e" officeooo:paragraph-rsid="0549698e"/>
    </style:style>
    <style:style style:name="P78" style:family="paragraph" style:parent-style-name="Text_20_body" style:list-style-name="L5">
      <style:text-properties officeooo:rsid="054d85ee" officeooo:paragraph-rsid="054d85ee"/>
    </style:style>
    <style:style style:name="P79" style:family="paragraph" style:parent-style-name="Text_20_body" style:list-style-name="L6">
      <style:text-properties officeooo:rsid="054fbdeb" officeooo:paragraph-rsid="054fbdeb"/>
    </style:style>
    <style:style style:name="P80" style:family="paragraph" style:parent-style-name="Text_20_body" style:list-style-name="L6">
      <style:text-properties officeooo:rsid="0550a94b" officeooo:paragraph-rsid="0550a94b"/>
    </style:style>
    <style:style style:name="P81" style:family="paragraph" style:parent-style-name="Text_20_body" style:list-style-name="L7">
      <style:text-properties officeooo:rsid="05512578" officeooo:paragraph-rsid="05512578"/>
    </style:style>
    <style:style style:name="P82" style:family="paragraph" style:parent-style-name="Text_20_body" style:list-style-name="L7">
      <style:text-properties officeooo:rsid="055455cf" officeooo:paragraph-rsid="055455cf"/>
    </style:style>
    <style:style style:name="P83" style:family="paragraph" style:parent-style-name="Text_20_body" style:list-style-name="L8">
      <style:text-properties officeooo:rsid="055c6a31" officeooo:paragraph-rsid="055c6a31"/>
    </style:style>
    <style:style style:name="P84" style:family="paragraph" style:parent-style-name="Text_20_body" style:list-style-name="L8">
      <style:text-properties officeooo:rsid="055cdfec" officeooo:paragraph-rsid="055cdfec"/>
    </style:style>
    <style:style style:name="P85" style:family="paragraph" style:parent-style-name="Text_20_body" style:list-style-name="L9">
      <style:text-properties officeooo:rsid="0560eb4f" officeooo:paragraph-rsid="0560eb4f"/>
    </style:style>
    <style:style style:name="P86" style:family="paragraph" style:parent-style-name="Text_20_body" style:list-style-name="L9">
      <style:text-properties officeooo:rsid="05614f11" officeooo:paragraph-rsid="05614f11"/>
    </style:style>
    <style:style style:name="P87" style:family="paragraph" style:parent-style-name="Text_20_body" style:list-style-name="L9">
      <style:text-properties officeooo:rsid="056205ee" officeooo:paragraph-rsid="056205ee"/>
    </style:style>
    <style:style style:name="P88" style:family="paragraph" style:parent-style-name="Text_20_body" style:list-style-name="L10">
      <style:text-properties officeooo:rsid="056dcf1b" officeooo:paragraph-rsid="056dcf1b"/>
    </style:style>
    <style:style style:name="P89" style:family="paragraph" style:parent-style-name="Text_20_body" style:list-style-name="L10">
      <style:text-properties officeooo:rsid="056dcf1b" officeooo:paragraph-rsid="056e3790"/>
    </style:style>
    <style:style style:name="P90" style:family="paragraph" style:parent-style-name="Text_20_body" style:list-style-name="L10">
      <style:text-properties officeooo:rsid="056e3790" officeooo:paragraph-rsid="056e3790"/>
    </style:style>
    <style:style style:name="P91" style:family="paragraph" style:parent-style-name="Text_20_body" style:list-style-name="L10">
      <style:text-properties officeooo:rsid="056f01a7" officeooo:paragraph-rsid="056f01a7"/>
    </style:style>
    <style:style style:name="P92" style:family="paragraph" style:parent-style-name="Text_20_body" style:list-style-name="L10">
      <style:text-properties officeooo:rsid="056f5162" officeooo:paragraph-rsid="056f5162"/>
    </style:style>
    <style:style style:name="P93" style:family="paragraph" style:parent-style-name="Text_20_body" style:list-style-name="L11">
      <style:text-properties officeooo:rsid="0574bf78" officeooo:paragraph-rsid="0574bf78"/>
    </style:style>
    <style:style style:name="P94" style:family="paragraph" style:parent-style-name="Text_20_body" style:list-style-name="L11">
      <style:text-properties officeooo:rsid="0570381d" officeooo:paragraph-rsid="0570381d"/>
    </style:style>
    <style:style style:name="P95" style:family="paragraph" style:parent-style-name="Text_20_body" style:list-style-name="L12">
      <style:text-properties fo:font-size="12pt" officeooo:paragraph-rsid="057a27cc" style:font-size-asian="12pt" style:font-size-complex="12pt"/>
    </style:style>
    <style:style style:name="P96" style:family="paragraph" style:parent-style-name="Text_20_body" style:list-style-name="L12">
      <style:text-properties fo:font-size="12pt" officeooo:rsid="057afedb" officeooo:paragraph-rsid="057afedb" style:font-size-asian="12pt" style:font-size-complex="12pt"/>
    </style:style>
    <style:style style:name="P97" style:family="paragraph" style:parent-style-name="Text_20_body" style:list-style-name="L12">
      <style:text-properties style:font-name="Courier New" fo:font-size="12pt" fo:font-weight="bold" officeooo:rsid="057b8596" officeooo:paragraph-rsid="057b8596" style:font-size-asian="12pt" style:font-weight-asian="bold" style:font-size-complex="12pt"/>
    </style:style>
    <style:style style:name="P98" style:family="paragraph" style:parent-style-name="Text_20_body" style:list-style-name="L13">
      <style:text-properties fo:color="#000000" officeooo:rsid="057d4b2a" officeooo:paragraph-rsid="057d4b2a" fo:background-color="#ffffff"/>
    </style:style>
    <style:style style:name="P99" style:family="paragraph" style:parent-style-name="Text_20_body" style:list-style-name="L14">
      <style:text-properties officeooo:rsid="05813ff5" officeooo:paragraph-rsid="05813ff5"/>
    </style:style>
    <style:style style:name="P100" style:family="paragraph" style:parent-style-name="Text_20_body" style:list-style-name="L14">
      <style:text-properties officeooo:rsid="0581e811" officeooo:paragraph-rsid="0581e811"/>
    </style:style>
    <style:style style:name="P101" style:family="paragraph" style:parent-style-name="Text_20_body" style:list-style-name="L15">
      <style:text-properties officeooo:rsid="0586a91f" officeooo:paragraph-rsid="0586a91f"/>
    </style:style>
    <style:style style:name="P102" style:family="paragraph" style:parent-style-name="Text_20_body" style:list-style-name="L16">
      <style:text-properties officeooo:rsid="059556ae" officeooo:paragraph-rsid="059556ae"/>
    </style:style>
    <style:style style:name="P103" style:family="paragraph" style:parent-style-name="Text_20_body" style:list-style-name="L16">
      <style:text-properties officeooo:rsid="05969526" officeooo:paragraph-rsid="05969526"/>
    </style:style>
    <style:style style:name="P104" style:family="paragraph" style:parent-style-name="Text_20_body">
      <style:text-properties officeooo:rsid="0599cb6e" officeooo:paragraph-rsid="0599cb6e"/>
    </style:style>
    <style:style style:name="P105" style:family="paragraph" style:parent-style-name="Text_20_body" style:list-style-name="L17">
      <style:text-properties officeooo:paragraph-rsid="05195e16"/>
    </style:style>
    <style:style style:name="P106" style:family="paragraph" style:parent-style-name="Text_20_body" style:list-style-name="L17">
      <style:text-properties officeooo:rsid="051bc9a6" officeooo:paragraph-rsid="05195e16"/>
    </style:style>
    <style:style style:name="P107" style:family="paragraph" style:parent-style-name="Text_20_body" style:list-style-name="L17">
      <style:text-properties officeooo:rsid="0546e624" officeooo:paragraph-rsid="058cb8aa"/>
    </style:style>
    <style:style style:name="P108" style:family="paragraph" style:parent-style-name="Text_20_body" style:list-style-name="L17">
      <style:text-properties officeooo:rsid="058cb8aa" officeooo:paragraph-rsid="058cb8aa"/>
    </style:style>
    <style:style style:name="P109" style:family="paragraph" style:parent-style-name="Text_20_body" style:list-style-name="L17">
      <style:text-properties officeooo:rsid="057d95a6" officeooo:paragraph-rsid="057d95a6"/>
    </style:style>
    <style:style style:name="P110" style:family="paragraph" style:parent-style-name="Text_20_body">
      <style:text-properties officeooo:rsid="055df1d6" officeooo:paragraph-rsid="05a08b0b"/>
    </style:style>
    <style:style style:name="P111" style:family="paragraph" style:parent-style-name="Text_20_body">
      <style:text-properties officeooo:rsid="059efc30" officeooo:paragraph-rsid="059efc30"/>
    </style:style>
    <style:style style:name="P112" style:family="paragraph" style:parent-style-name="Text_20_body">
      <style:text-properties officeooo:rsid="05a08b0b" officeooo:paragraph-rsid="05a08b0b"/>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officeooo:rsid="056e3790"/>
    </style:style>
    <style:style style:name="T30" style:family="text">
      <style:text-properties officeooo:rsid="0570381d"/>
    </style:style>
    <style:style style:name="T31" style:family="text">
      <style:text-properties officeooo:rsid="0570e25e"/>
    </style:style>
    <style:style style:name="T32" style:family="text">
      <style:text-properties officeooo:rsid="0579949a"/>
    </style:style>
    <style:style style:name="T33" style:family="text">
      <style:text-properties officeooo:rsid="057a27cc"/>
    </style:style>
    <style:style style:name="T34" style:family="text">
      <style:text-properties style:font-name="Courier New" fo:font-weight="bold" style:font-weight-asian="bold"/>
    </style:style>
    <style:style style:name="T35" style:family="text">
      <style:text-properties style:font-name="Courier New" fo:font-weight="bold" officeooo:rsid="057b8596" style:font-weight-asian="bold"/>
    </style:style>
    <style:style style:name="T36" style:family="text">
      <style:text-properties style:font-name="Courier New" fo:font-weight="bold" officeooo:rsid="057c3230" style:font-weight-asian="bold"/>
    </style:style>
    <style:style style:name="T37" style:family="text">
      <style:text-properties style:font-name="Courier New" fo:font-size="12pt" fo:font-weight="normal" officeooo:rsid="057bc263" style:font-size-asian="12pt" style:font-weight-asian="normal" style:font-size-complex="12pt" style:font-weight-complex="normal"/>
    </style:style>
    <style:style style:name="T38" style:family="text">
      <style:text-properties fo:color="#008000" style:font-name="Courier New" fo:font-weight="bold" style:font-weight-asian="bold"/>
    </style:style>
    <style:style style:name="T39" style:family="text">
      <style:text-properties officeooo:rsid="057d6d37"/>
    </style:style>
    <style:style style:name="T40" style:family="text">
      <style:text-properties officeooo:rsid="057d95a6"/>
    </style:style>
    <style:style style:name="T41" style:family="text">
      <style:text-properties officeooo:rsid="057eac7b"/>
    </style:style>
    <style:style style:name="T42" style:family="text">
      <style:text-properties officeooo:rsid="05813ff5"/>
    </style:style>
    <style:style style:name="T43" style:family="text">
      <style:text-properties officeooo:rsid="0581528c"/>
    </style:style>
    <style:style style:name="T44" style:family="text">
      <style:text-properties officeooo:rsid="05855aa8"/>
    </style:style>
    <style:style style:name="T45" style:family="text">
      <style:text-properties officeooo:rsid="05871712"/>
    </style:style>
    <style:style style:name="T46" style:family="text">
      <style:text-properties officeooo:rsid="058edc28"/>
    </style:style>
    <style:style style:name="T47" style:family="text">
      <style:text-properties officeooo:rsid="0590365e"/>
    </style:style>
    <style:style style:name="T48" style:family="text">
      <style:text-properties officeooo:rsid="0594dea3"/>
    </style:style>
    <style:style style:name="T49" style:family="text">
      <style:text-properties officeooo:rsid="0598f728"/>
    </style:style>
    <style:style style:name="T50" style:family="text">
      <style:text-properties officeooo:rsid="0599cb6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6">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7633577636325822325" text:style-name="L1">
        <text:list-item>
          <text:p text:style-name="P74">LessThanComparable - מכילים אופרטור "קטן מ-".</text:p>
        </text:list-item>
        <text:list-item>
          <text:p text:style-name="P74">EqualityComparable - מכילים אופרטור "=="</text:p>
        </text:list-item>
        <text:list-item>
          <text:p text:style-name="P74">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5772418773548291983" text:style-name="L2">
        <text:list-item>
          <text:p text:style-name="P75">כל <text:span text:style-name="T6">מיכל</text:span> מגדיר <text:span text:style-name="T6">איטרטורים </text:span>המאפשרים לעבור על כל הפריטים במיכל.</text:p>
        </text:list-item>
        <text:list-item>
          <text:p text:style-name="P75">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1617530476145303370" text:style-name="L3">
        <text:list-item>
          <text:p text:style-name="P76">אפשר להכניס למיכל רק עצם המשתייך למושג Assignable - כלומר יש לו אופרטור השמה ובנאי מעתיק.</text:p>
        </text:list-item>
        <text:list-item>
          <text:p text:style-name="P76">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1962118572234659252" text:style-name="L4">
        <text:list-item>
          <text:p text:style-name="P77">סדרתיים - וקטור, רשימה... <text:span text:style-name="T10">- </text:span>שומרים פריטים לפי סדר <text:span text:style-name="T10">ההכנסה שלהם</text:span></text:p>
        </text:list-item>
        <text:list-item>
          <text:p text:style-name="P77">אסוציאטיביים - <text:span text:style-name="T10">קבוצה, מפה... - שומרים פריטים לפי הסדר הטבעי שלהם (המוגדר ע"י אופרטור קטן מ-).</text:span></text:p>
        </text:list-item>
      </text:list>
      <text:p text:style-name="P39">ניתן לראות טבלת השוואה מפורטת בין כל המיכלים באתר http://www.cplusplus.com/reference/stl/</text:p>
      <text:p text:style-name="P16"/>
      <text:p text:style-name="Heading_20_2">מיכלים סדרתיים</text:p>
      <text:p text:style-name="P17">המיכלים הסדרתיים נבדלים בסיבוכיות הזמן הנדרשת לביצוע פעולות שונות:</text:p>
      <text:list xml:id="list7314886071018217227" text:style-name="L5">
        <text:list-item>
          <text:p text:style-name="P78">list - רשימה מקושרת - זמן הכנסה בהתחלה/אמצע/סוף הוא קבוע (אם יש לנו איטרטור מתאים), אבל זמן הגישה לאיבר באמצע הרשימה הוא ליניארי.</text:p>
        </text:list-item>
        <text:list-item>
          <text:p text:style-name="P78">vector - וקטור - זמן הכנסה בהתחלה/אמצע הוא ליניארי, <text:span text:style-name="T11">זמן הכנסה בסוף קבוע בממוצע, ו</text:span>זמן הגישה לאיבר באמצע הוא קבוע.</text:p>
        </text:list-item>
        <text:list-item>
          <text:p text:style-name="P78">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2402974035740162143" text:style-name="L6">
        <text:list-item>
          <text:p text:style-name="P79">push_back - מקבלת עצם מסוג T ומעתיקה אותו לתא חדש בסוף הוקטור, ע"י שימוש בבנאי מעתיק.</text:p>
        </text:list-item>
        <text:list-item>
          <text:p text:style-name="P80">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6521552466145620482" text:style-name="L7">
        <text:list-item>
          <text:p text:style-name="P81">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82">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927508245525070388" text:style-name="L8">
        <text:list-item>
          <text:p text:style-name="P83">value_type - הסוג של כל אחד מהעצמים בוקטור (שווה לסוג T המועבר כפרמטר לוקטור.).</text:p>
        </text:list-item>
        <text:list-item>
          <text:p text:style-name="P83">reference - רפרנס לעצם בוקטור (שווה ל T&amp;).</text:p>
        </text:list-item>
        <text:list-item>
          <text:p text:style-name="P83">const_reference - רפרנס לעצם קבוע (שווה ל const T&amp;).</text:p>
        </text:list-item>
        <text:list-item>
          <text:p text:style-name="P84">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56">תור דו-כיווני </text:p>
      <text:p text:style-name="P110">תור דו-כיווני - deque - מאפשר להכניס עצמים גם בהתחלה וגם בסוף בצורה יחסית יעילה. איך הוא עושה את זה? <text:span text:style-name="T47">יש כמה מימושים, אחד המימושים הוא: וקטור של וקטורים. הוקטור הראשי מכיל פוינטרים לוקטורים המשניים, ושומר מקום פנוי גם בהתחלה וגם בסוף. </text:span></text:p>
      <text:p text:style-name="P110"><text:span text:style-name="T47">הגישה היא בזמן קבוע - הולכים לוקטור הראשי, משם לוקטור המשני המתאים, ושם מוצאים את הפריט בזמן קבוע. <text:s text:c="2"/></text:span></text:p>
      <text:p text:style-name="P112">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111"/>
      <text:p text:style-name="P54">מיכלים <text:span text:style-name="T15">אסוציאטיביים</text:span></text:p>
      <text:p text:style-name="P27">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8368209524883548357" text:style-name="L9">
        <text:list-item>
          <text:p text:style-name="P85">set - קבוצה - מכילה רק מפתחות; כל מפתח פעם אחת בלבד.</text:p>
        </text:list-item>
        <text:list-item>
          <text:p text:style-name="P85">map - מפה - מתאימה מפתחות לערכים; כל מפתח פעם אחת בלבד (עם ערך אחד בלבד).</text:p>
        </text:list-item>
        <text:list-item>
          <text:p text:style-name="P86">multiset, multimap - כנ"ל, רק שכל מפתח יכול להופיע כמה פעמים.</text:p>
          <text:p text:style-name="P87"><text:span text:style-name="T18">(חידה: נניח שיש לכם set,map. איך תממשו multiset,multimap?)</text:span>.</text:p>
        </text:list-item>
      </text:list>
      <text:p text:style-name="Heading_20_3">מיכלים אסוציאטיביים מסודרים</text:p>
      <text:p text:style-name="P28">ניתן להגדיר <text:span text:style-name="T6">סדר </text:span>על המפתחות במיכל אסוציאטיבי. כברירת מחדל, מיכל אסוציאטיבי מסודר משתמש באופרטור "קטן מ-".</text:p>
      <text:p text:style-name="P29">ניתן להגדיר סדר שונה. לשם כך צריך להשתמש באובייקטים המציינים פונקציות - בהרצאות קודמות קראנו להם "פונקטורים".</text:p>
      <text:p text:style-name="P30">"פונקטור" הוא כל עצם שאפשר להשתמש כמו כמו שמשתמשים בפונקציה. בפרט: מצביע לפונקציה, עצם ממחלקה עם אופרטור סוגריים (), או ביטוי למדא.</text:p>
      <text:p text:style-name="P31">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70"><text:span text:style-name="T25">struct</text:span> SederYored {</text:p>
      <text:p text:style-name="P69">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70">};</text:p>
      <text:p text:style-name="P63">ואז בתוכנית הראשית לכתוב:</text:p>
      <text:p text:style-name="P71">set&lt;int, SederYored&gt; s1;</text:p>
      <text:p text:style-name="P63">המספרים שנכניס ל-s1 יהיו מסודרים לפי אופרטור-סוגריים של המחלקה SederYored.</text:p>
      <text:p text:style-name="P63"/>
      <text:p text:style-name="P63">בספריה התקנית כבר הגדירו מחלקות עם אופרטור-סוגריים מתאים, המתאימות לכל מחלקה שיש לה אופרטור-קטן-מ או אופרטור-גדול-מ. למשל, השורה:</text:p>
      <text:p text:style-name="P72"><text:span text:style-name="T24">s</text:span><text:span text:style-name="T23">et&lt;</text:span><text:span text:style-name="T27">int</text:span><text:span text:style-name="T23">,less&lt;</text:span><text:span text:style-name="T27">int</text:span><text:span text:style-name="T23">&gt;&gt; s1;</text:span></text:p>
      <text:p text:style-name="P64">יוצרת קבוצה שבה הפריטים מסודרים מהקטן לגדול (לפי אופרטור קטן-מ שלהם), והשורה:</text:p>
      <text:p text:style-name="P69"><text:span text:style-name="T22">s</text:span><text:span text:style-name="T21">et&lt;</text:span><text:span text:style-name="T26">int</text:span><text:span text:style-name="T21">,greater&lt;</text:span><text:span text:style-name="T26">int</text:span><text:span text:style-name="T21">&gt;&gt; s1;</text:span></text:p>
      <text:p text:style-name="P64">יוצרת קבוצה שבה הפריטים מסודרים מהגדול לקטן (לפי אופרטור גדול-מ שלהם).</text:p>
      <text:p text:style-name="P64"/>
      <text:p text:style-name="P58">ברירת המחדל היא <text:span text:style-name="T28">היא less&lt;T&gt;, למשל אם כותבים:</text:span></text:p>
      <text:p text:style-name="P68"><text:span text:style-name="T21">set&lt;</text:span><text:span text:style-name="T26">int</text:span><text:span text:style-name="T21">&gt; s1;</text:span></text:p>
      <text:p text:style-name="P64">זה כמו לכתוב set&lt;int,less&lt;int&gt;&gt;.</text:p>
      <text:p text:style-name="P64"/>
      <text:p text:style-name="P64"/>
      <text:p text:style-name="P60">הכנסת פריטים למפה</text:p>
      <text:p text:style-name="P43">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44">ראו בתיעוד של map באתר cplusplus.com.</text:p>
      <text:p text:style-name="P60"/>
      <text:p text:style-name="Heading_20_2">איטרטורים</text:p>
      <text:p text:style-name="P32">הספריה התקנית מגדירה כמה סוגים של איטרטורים.</text:p>
      <text:list xml:id="list4495770368769549161" text:style-name="L10">
        <text:list-item>
          <text:p text:style-name="P88">איטרטור טריביאלי - משמש לקריאה בלבד, אי אפשר להזיז אותו.</text:p>
        </text:list-item>
        <text:list-item>
          <text:p text:style-name="P88">איטרטור קלט - משמש לקריאה בלבד, אפשר להזיז אותו קדימה (++).<text:span text:style-name="T29"> </text:span></text:p>
        </text:list-item>
        <text:list-item>
          <text:p text:style-name="P89">איטרטור פלט - משמש לכתיבה בלבד, אפשר להזיז אותו קדימה (++).<text:span text:style-name="T29"> </text:span></text:p>
        </text:list-item>
        <text:list-item>
          <text:p text:style-name="P90">איטרטור קדימה (forward iterator) - שילוב של איטרטור קלט ופלט, יכול לשמש לקריאה ולכתיבה.</text:p>
        </text:list-item>
        <text:list-item>
          <text:p text:style-name="P91">איטרטור דו-כיווני (bidirectional iterator) - כמו הקודם, רק שהוא יכול גם לזוז אחורה (--).</text:p>
        </text:list-item>
        <text:list-item>
          <text:p text:style-name="P92">איטרטור גישה אקראית (random access iterator) - כמו הקודם, רק שאפשר גם לבצע עליו אריתמטיקה כמו עם פוינטרים של סי.</text:p>
        </text:list-item>
      </text:list>
      <text:p text:style-name="P33">המיכלים השונים מציעים איטרטורים ברמות שונות<text:span text:style-name="T30">, למשל:</text:span></text:p>
      <text:list xml:id="list1136257086973495259" text:style-name="L11">
        <text:list-item>
          <text:p text:style-name="P93"><text:span text:style-name="T6">זרמים </text:span><text:span text:style-name="T19">מציעים איטרטורי קלט, פלט ואיטרטור "קדימה".</text:span></text:p>
        </text:list-item>
        <text:list-item>
          <text:p text:style-name="P94"><text:span text:style-name="T6">קבוצה, מפה ורשימה</text:span> מציע<text:span text:style-name="T31">ות</text:span> איטרטור דו-כיווני.</text:p>
        </text:list-item>
        <text:list-item>
          <text:p text:style-name="P94"><text:span text:style-name="T6">וקטור</text:span> מציע איטרטור גישה אקראית.</text:p>
        </text:list-item>
      </text:list>
      <text:p text:style-name="P36">לכל מיכל יש שיטה begin המחזירה איטרטור לתחילת המיכל ושיטה end המחזירה איטרטור ל<text:span text:style-name="T6">אחרי </text:span>סוף המיכל.</text:p>
      <text:p text:style-name="P36">למיכלים המאפשרים הליכה אחורה (כמעט כולם, חוץ מזרמים ו-forward_list) יש גם שיטה rbegin המחזירה איטרטור לסוף המיכל ושיטה rend המחזירה איטרטור ל<text:span text:style-name="T6">לפני </text:span>תחילת המיכל (עבור איטרציה בסדר הפוך).</text:p>
      <text:p text:style-name="P37">לכל איטרטור יש גם גירסה שהיא const - גירסה המאפשרת לקרוא את הפריטים במיכל אבל לא לשנות אותם.<text:span text:style-name="T32"> אפשר לגשת אליה ע"י cbegin, cend, crbegin, crend.</text:span></text:p>
      <text:p text:style-name="P37"/>
      <text:p text:style-name="P42">כשרוצים להכניס פרט באמצע מיכל כלשהו (לא בסוף או בהתחלה), משתמשים בדרך-כלל באיטרטור שאומר איפה בדיוק להכניס.</text:p>
      <text:list xml:id="list5911797819492339534" text:style-name="L12">
        <text:list-item>
          <text:p text:style-name="P95"><text:span text:style-name="T33">כדי להכניס פריט לפני המקום שהאיטרטור i מצביע עליו - </text:span><text:span text:style-name="T34">c.insert(</text:span><text:span text:style-name="T38">i</text:span><text:span text:style-name="T34">,x)</text:span></text:p>
        </text:list-item>
        <text:list-item>
          <text:p text:style-name="P95"><text:span text:style-name="T33">כדי להכניס פריטים בקטע החצי-פתוח מ-first ל-last - <text:s text:c="2"/></text:span><text:span text:style-name="T34">c.insert(</text:span><text:span text:style-name="T38">i</text:span><text:span text:style-name="T34">,</text:span><text:span text:style-name="T38">first,last</text:span><text:span text:style-name="T34">) </text:span></text:p>
        </text:list-item>
        <text:list-item>
          <text:p text:style-name="P96"><text:span text:style-name="T34">אותו הדבר עם מחיקה - erase</text:span><text:span text:style-name="T35">.</text:span></text:p>
        </text:list-item>
        <text:list-item>
          <text:p text:style-name="P97">אותו הדבר עם הכנסה במקום - emplace.</text:p>
        </text:list-item>
      </text:list>
      <text:p text:style-name="P38"><text:span text:style-name="T34">הפונקציות insert, erase, emplace עובדות בצורה דומה בכל המיכלים התומכים בהם (ראו טבלה ב http://www.cplusplus.com/reference/stl )</text:span><text:span text:style-name="T36">,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67"/>
      <text:p text:style-name="Heading_20_3">תקינות איטרטורים</text:p>
      <text:p text:style-name="P34">כש­עובדים עם איטרטורים, חשוב לוודא שהם <text:span text:style-name="T6">תקינים</text:span>. מתי איטרטור עלול להיות לא-תקין? למשל, כשתוך כדי לולאה, אנחנו מוחקים את האיבר שהאיטרטור מצביע עליו<text:span text:style-name="T39">:</text:span></text:p>
      <text:list xml:id="list2958693741380452023" text:style-name="L13">
        <text:list-item>
          <text:p text:style-name="P98">ברשימה, מפה וקבוצה - האיטרטור <text:span text:style-name="T39">מכיל פוינטר המצביע למקום לא מאותחל בזיכרון - שגיאה חמורה.</text:span></text:p>
        </text:list-item>
        <text:list-item>
          <text:p text:style-name="P98">בוקטור - האיטרטור מצביע לאיבר הבא אחרי האיבר שמחקנו<text:span text:style-name="T39"> - לא שגיאה כל-כך חמורה, אבל עדיין לא מה שרצינו.</text:span></text:p>
        </text:list-item>
      </text:list>
      <text:p text:style-name="P35">אז מה עושים? החל מ- C++11, השיטה erase מחזירה איטרטור מעודכן ותקין לאחרי המחיקה. צריך פשוט לשים את האיטרטור הזה באיטרטור שלנו. ראו דוגמת קוד <text:span text:style-name="T41">במצגת ו </text:span>כאן: <text:span text:style-name="T40">https://stackoverflow.com/q/2874441/827927</text:span></text:p>
      <text:p text:style-name="P35"/>
      <text:p text:style-name="P57">איטרטורים על מפה</text:p>
      <text:p text:style-name="P62">כשמשתמשים באיטרטור i על מפה (map), הסוג של *i הוא זוג (pair) של מפתח+ערך.</text:p>
      <text:p text:style-name="P61"/>
      <text:p text:style-name="P59">איטרטורים על <text:span text:style-name="T42">מיכלים אסוציאטיביים</text:span></text:p>
      <text:p text:style-name="P40">למיכלים אסוציאטיביים, כמו מפה או קבוצה, יש שיטות מיוחדות שמחזירות איטרטורים:</text:p>
      <text:list xml:id="list2501434228938739246" text:style-name="L14">
        <text:list-item>
          <text:p text:style-name="P99">find - מקבל מפתח, מחזיר איטרטור לערך המתאים או <text:span text:style-name="T43">end()</text:span> אם הערך לא נמצא.</text:p>
        </text:list-item>
        <text:list-item>
          <text:p text:style-name="P100">lower_bound - מקבל מפתח, מחזיר איטרטור לערך הכי קטן שהוא שווה או גדול מהמפתח.</text:p>
        </text:list-item>
        <text:list-item>
          <text:p text:style-name="P100">upper_bound - מקבל מפתח, מחזיר איטרטור לערך הכי קטן שהוא גדול ממש מהמפתח.</text:p>
        </text:list-item>
      </text:list>
      <text:p text:style-name="P41">ראו תיקיה 5.</text:p>
      <text:p text:style-name="P41"/>
      <text:p text:style-name="Heading_20_2">מתאמים</text:p>
      <text:p text:style-name="Text_20_body">מתאם<text:span text:style-name="T44"> (adaptor) הוא דגם-עיצוב שנועד להתאים מחלקה נתונה לממשק רצוי. <text:s/>בספריה התקנית יש כמה מתאמים, למשל:</text:span></text:p>
      <text:list xml:id="list3244574879492905946" text:style-name="L15">
        <text:list-item>
          <text:p text:style-name="P101">stack - מתאם ההופך כל מיכל סדרתי למחסנית ע"י הוספת שיטות push, pop<text:span text:style-name="T45"> (השיטה pop שולפת את האיבר הכי חדש בתור).</text:span></text:p>
        </text:list-item>
        <text:list-item>
          <text:p text:style-name="P101">queue - מתאם ההופך כל מיכל סדרתי לתור חד-כיווני ע"י הוספת שיטות push, pop<text:span text:style-name="T45"> (השיטה pop שולפת את האיבר הכי ישן בתור).</text:span></text:p>
        </text:list-item>
      </text:list>
      <text:p text:style-name="P46">אפשר לבנות מחסנית/תור על-בסיס <text:s/>וקטור, deque, רשימה מקושרת, או כל מיכל סדרתי אחר.</text:p>
      <text:p text:style-name="P55">אלגוריתמים</text:p>
      <text:p text:style-name="P47">האלגוריתמים בספריה התקנית מקבלים כקלט <text:span text:style-name="T6">זוג איטרטורים </text:span>ולא מיכל (זאת בניגוד לג'אבה. בג'אבה יש אלגוריתם סידור נפרד עבור List, עבור מערך של תוים, מערך של מספרים וכו'..)<text:span text:style-name="T48">. דוגמאות לאלגוריתמים (ראו בתיעוד הספריה):</text:span></text:p>
      <text:list xml:id="list7488043249072244069" text:style-name="L16">
        <text:list-item>
          <text:p text:style-name="P102">סידור - sort</text:p>
        </text:list-item>
        <text:list-item>
          <text:p text:style-name="P102">מיזוג מערכים מסודרים - merge</text:p>
        </text:list-item>
        <text:list-item>
          <text:p text:style-name="P103">העתקה - copy</text:p>
        </text:list-item>
      </text:list>
      <text:p text:style-name="P48">האלגוריתמים האלה עובדים על איטרטורים, ולכן אפשר להשתמש בהם על כל מיכל התומך באיטרטורים מהסוג המתאים.</text:p>
      <text:p text:style-name="P48">לדוגמה, האלגוריתם sort עובד על איטרטורים מסוג RandomAccess. לכן אפשר להשתמש בו לסידור וקטור וגם מערך פרימיטיבי. </text:p>
      <text:p text:style-name="P49">אבל, אי אפשר להשתמש באלגוריתם sort לסידור list, כי <text:span text:style-name="T49">האיטרטור שלה הוא מסוג Bidirectional (לא תומך למשל בפעולת חיסור). </text:span></text:p>
      <text:p text:style-name="P50">מה עושים? משתמשים בשיטת sort המיוחדת של list; ראו תיקיה 6.</text:p>
      <text:p text:style-name="Heading_20_2">הודעות שגיאה</text:p>
      <text:p text:style-name="P48">אחד הקשיים העיקריים בעבודה עם STL <text:s/>הוא הודעות השגיאה. למשל, אם ננסה להריץ את אלגוריתם sort <text:span text:style-name="T50">על list, לא נקבל הודעה פשוטה שאומרת "אי אפשר להריץ sort על list", אלא הודעה ארוכה ומסובכת הנכנסת לפרטי התבניות בספריה התקנית (ראו דוגמה בתיקיה 6).</text:span></text:p>
      <text:p text:style-name="P50">כדי לפענח את הודעת השגיאה, צריך לחפש את ה-note המפנה לשורה בקוד שלנו, ומשם לנסות להבין מה הבעיה.</text:p>
      <text:p text:style-name="P50">ישנן ספריות המנסות לתת הודעות שגיאה משמעותיות יותר, למשל boost, STLFilt - לא ניכנס לזה בקורס הנוכחי.</text:p>
      <text:p text:style-name="P61"/>
      <text:p text:style-name="P65">מחרוזות</text:p>
      <text:p text:style-name="P51"><text:span text:style-name="T6">מחרוזת</text:span> ממומשת כמיכל של תוים (char) בתוספת פונקציות שימושיות למחרוזות, כמו חיפוש תת-מחרוזת, שירשור ועוד.</text:p>
      <text:p text:style-name="P51">כדי להפוך ערך כלשהו למחרוזת, אפשר להשתמש בשיטה הגלובלית to_string, או ב-ostringstream, או בסיומת s, למשל "abc" עם סיומת s מציין אובייקט string המכיל "abc".</text:p>
      <text:p text:style-name="P66">ספריות נוספות</text:p>
      <text:p text:style-name="P52">בנוסף לספריה התקנית, יש ספריות נוספות. המקובלת ביותר היא boost היא "כמעט" תקנית - הרבה מהדברים בספריה התקנית התחילו את דרכם ב-boost, השתכללו והשתפרו, עד שבסוף נכנסו לספריה התקנית. לכן, אם חסר לכם משהו בספריה התקנית - נסו לחפש ב-boost.</text:p>
      <text:p text:style-name="P66"/>
      <text:p text:style-name="P53">מקורות</text:p>
      <text:list xml:id="list7619698062621513021" text:style-name="L17">
        <text:list-item>
          <text:p text:style-name="P105">מצג<text:span text:style-name="T2">ו</text:span>ת של<text:span text:style-name="T1"> </text:span>אופיר פלא.</text:p>
        </text:list-item>
        <text:list-item>
          <text:p text:style-name="P106">Peter Gottschling, "Discovering Modern C++", chapter <text:span text:style-name="T3">4</text:span>.</text:p>
        </text:list-item>
        <text:list-item>
          <text:p text:style-name="P107"><text:span text:style-name="T19">תיעוד הספריה התקנית</text:span><text:span text:style-name="T20">: </text:span><text:span text:style-name="T37">http://www.cplusplus.com/reference/stl</text:span>.</text:p>
        </text:list-item>
        <text:list-item>
          <text:p text:style-name="P108">השווא<text:span text:style-name="T46">ת ביצועים</text:span> בין deque לבין וקטור: https://www.codeproject.com/Articles/5425/An-In-Depth-Study-of-the-STL-Deque-Container</text:p>
        </text:list-item>
        <text:list-item>
          <text:p text:style-name="P109">מחיקה תוך כדי ריצה https://stackoverflow.com/q/2874441/827927</text:p>
        </text:list-item>
      </text:list>
      <text:p text:style-name="P45"/>
      <text:p text:style-name="P4"/>
      <text:p text:style-name="P4"/>
      <text:p text:style-name="P3">סיכם: אראל סגל-הלוי.</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30T13:09:19.560824484</dc:date>
    <meta:editing-duration>P11DT3H32M43S</meta:editing-duration>
    <meta:editing-cycles>1334</meta:editing-cycles>
    <meta:document-statistic meta:table-count="0" meta:image-count="0" meta:object-count="0" meta:page-count="1" meta:paragraph-count="150" meta:word-count="2416" meta:character-count="14209" meta:non-whitespace-character-count="11958"/>
  </office:meta>
</office:document-meta>
</file>